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FactoryBean.setSourceSet( Set &lt; ? &gt; sourc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FactoryBean.setTargetSetClass( @ Nullable Class &lt; ? extends Set &gt; targetSet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tFactoryBean.createInstanc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et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